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Standard">
      <style:text-properties officeooo:rsid="002a62ef" officeooo:paragraph-rsid="002a62ef"/>
    </style:style>
    <style:style style:name="P4" style:family="paragraph" style:parent-style-name="Title">
      <style:text-properties officeooo:rsid="0016aeb3" officeooo:paragraph-rsid="0022038a"/>
    </style:style>
    <style:style style:name="P5" style:family="paragraph" style:parent-style-name="Table_20_Contents">
      <style:text-properties officeooo:rsid="00328d52" officeooo:paragraph-rsid="00328d52"/>
    </style:style>
    <style:style style:name="P6" style:family="paragraph" style:parent-style-name="Table_20_Contents">
      <style:text-properties officeooo:rsid="00328d52" officeooo:paragraph-rsid="0033c304"/>
    </style:style>
    <style:style style:name="P7" style:family="paragraph" style:parent-style-name="Table_20_Contents">
      <style:text-properties officeooo:rsid="0033c304" officeooo:paragraph-rsid="0033c304"/>
    </style:style>
    <style:style style:name="P8" style:family="paragraph" style:parent-style-name="Table_20_Contents">
      <style:text-properties officeooo:rsid="00384570" officeooo:paragraph-rsid="00384570"/>
    </style:style>
    <style:style style:name="P9" style:family="paragraph" style:parent-style-name="Text_20_body">
      <style:text-properties officeooo:rsid="003000b6" officeooo:paragraph-rsid="003000b6"/>
    </style:style>
    <style:style style:name="P10" style:family="paragraph" style:parent-style-name="Text_20_body">
      <style:text-properties officeooo:rsid="003000b6" officeooo:paragraph-rsid="00349dd9"/>
    </style:style>
    <style:style style:name="P11" style:family="paragraph" style:parent-style-name="Text_20_body">
      <style:text-properties officeooo:rsid="00349dd9" officeooo:paragraph-rsid="00349dd9"/>
    </style:style>
    <style:style style:name="P12" style:family="paragraph" style:parent-style-name="Text_20_body">
      <style:text-properties officeooo:rsid="0016aeb3" officeooo:paragraph-rsid="0025a3ae"/>
    </style:style>
    <style:style style:name="P13" style:family="paragraph" style:parent-style-name="Text_20_body">
      <style:text-properties officeooo:rsid="00384570" officeooo:paragraph-rsid="00384570"/>
    </style:style>
    <style:style style:name="P14" style:family="paragraph" style:parent-style-name="Text_20_body">
      <style:text-properties officeooo:rsid="00399346" officeooo:paragraph-rsid="00399346"/>
    </style:style>
    <style:style style:name="P15" style:family="paragraph" style:parent-style-name="Standard" style:list-style-name="L1"/>
    <style:style style:name="P16" style:family="paragraph" style:parent-style-name="Text_20_body">
      <style:text-properties officeooo:rsid="00349dd9" officeooo:paragraph-rsid="00413537"/>
    </style:style>
    <style:style style:name="P17" style:family="paragraph" style:parent-style-name="Text_20_body">
      <style:text-properties officeooo:rsid="0034a756" officeooo:paragraph-rsid="0034a756"/>
    </style:style>
    <style:style style:name="P18" style:family="paragraph" style:parent-style-name="Text_20_body">
      <style:text-properties officeooo:rsid="0034a756" officeooo:paragraph-rsid="00469b14"/>
    </style:style>
    <style:style style:name="P19" style:family="paragraph" style:parent-style-name="Text_20_body">
      <style:text-properties officeooo:rsid="0031aa6d" officeooo:paragraph-rsid="0033c304"/>
    </style:style>
    <style:style style:name="P20" style:family="paragraph" style:parent-style-name="Text_20_body">
      <style:text-properties fo:color="#0000ff" officeooo:rsid="0044e972" officeooo:paragraph-rsid="0044e972"/>
    </style:style>
    <style:style style:name="P21" style:family="paragraph" style:parent-style-name="Text_20_body" style:list-style-name="">
      <style:text-properties officeooo:rsid="003000b6" officeooo:paragraph-rsid="00469b14"/>
    </style:style>
    <style:style style:name="P22" style:family="paragraph" style:parent-style-name="Text_20_body">
      <style:text-properties officeooo:rsid="003000b6" officeooo:paragraph-rsid="00469b14"/>
    </style:style>
    <style:style style:name="P23" style:family="paragraph" style:parent-style-name="Table_20_Contents">
      <style:text-properties fo:font-weight="bold" officeooo:rsid="00328d52" officeooo:paragraph-rsid="00328d52" style:font-weight-asian="bold" style:font-weight-complex="bold"/>
    </style:style>
    <style:style style:name="P24" style:family="paragraph" style:parent-style-name="Table_20_Contents">
      <style:text-properties fo:font-weight="bold" officeooo:rsid="00328d52" officeooo:paragraph-rsid="0033c304" style:font-weight-asian="bold" style:font-weight-complex="bold"/>
    </style:style>
    <style:style style:name="P25" style:family="paragraph" style:parent-style-name="Table_20_Contents">
      <style:text-properties fo:font-weight="bold" officeooo:rsid="00384570" officeooo:paragraph-rsid="00384570" style:font-weight-asian="bold" style:font-weight-complex="bold"/>
    </style:style>
    <style:style style:name="P26" style:family="paragraph" style:parent-style-name="Caption">
      <style:paragraph-properties fo:break-before="page"/>
    </style:style>
    <style:style style:name="P27" style:family="paragraph" style:parent-style-name="Heading_20_1">
      <style:text-properties officeooo:paragraph-rsid="003f1af0"/>
    </style:style>
    <style:style style:name="P28" style:family="paragraph" style:parent-style-name="Heading_20_1">
      <style:text-properties style:font-name="Bitstream Charter1" officeooo:rsid="00336d51" officeooo:paragraph-rsid="00230300"/>
    </style:style>
    <style:style style:name="P29" style:family="paragraph" style:parent-style-name="Heading_20_1">
      <style:text-properties style:font-name="Bitstream Charter1" officeooo:rsid="0025a3ae" officeooo:paragraph-rsid="0025a3ae"/>
    </style:style>
    <style:style style:name="P30" style:family="paragraph" style:parent-style-name="Heading_20_1" style:list-style-name="">
      <style:text-properties style:font-name="Bitstream Charter1" officeooo:paragraph-rsid="00230300"/>
    </style:style>
    <style:style style:name="P31" style:family="paragraph" style:parent-style-name="Heading_20_1">
      <style:paragraph-properties fo:break-before="page"/>
      <style:text-properties style:font-name="Bitstream Charter1" officeooo:paragraph-rsid="00230300"/>
    </style:style>
    <style:style style:name="P32" style:family="paragraph" style:parent-style-name="Heading_20_3">
      <style:text-properties officeooo:rsid="002a62ef"/>
    </style:style>
    <style:style style:name="P33" style:family="paragraph" style:parent-style-name="Heading_20_3">
      <style:text-properties officeooo:rsid="002c3a84"/>
    </style:style>
    <style:style style:name="P34" style:family="paragraph" style:parent-style-name="Heading_20_3">
      <style:text-properties fo:color="#000000" style:font-name="Bitstream Charter1" fo:font-weight="bold" style:font-weight-asian="bold" style:font-weight-complex="bold"/>
    </style:style>
    <style:style style:name="P35" style:family="paragraph" style:parent-style-name="Heading_20_3">
      <style:text-properties fo:color="#000000" style:font-name="Bitstream Charter1" officeooo:paragraph-rsid="00230300"/>
    </style:style>
    <style:style style:name="P36" style:family="paragraph" style:parent-style-name="Heading_20_3" style:list-style-name="">
      <style:text-properties officeooo:rsid="003000b6" officeooo:paragraph-rsid="003000b6"/>
    </style:style>
    <style:style style:name="P37" style:family="paragraph" style:parent-style-name="Heading_20_3">
      <style:text-properties officeooo:rsid="003000b6" officeooo:paragraph-rsid="00469b14"/>
    </style:style>
    <style:style style:name="P38" style:family="paragraph" style:parent-style-name="Heading_20_3">
      <style:text-properties officeooo:paragraph-rsid="00230300"/>
    </style:style>
    <style:style style:name="P39" style:family="paragraph" style:parent-style-name="Heading_20_3">
      <style:paragraph-properties fo:break-before="page"/>
      <style:text-properties officeooo:rsid="00349dd9" officeooo:paragraph-rsid="00349dd9"/>
    </style:style>
    <style:style style:name="P40" style:family="paragraph" style:parent-style-name="Heading_20_3">
      <style:paragraph-properties fo:break-before="page"/>
      <style:text-properties officeooo:rsid="003000b6" officeooo:paragraph-rsid="003000b6"/>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1c6d7"/>
    </style:style>
    <style:style style:name="T8" style:family="text">
      <style:text-properties fo:color="#0047ff" style:font-name="Bitstream Charter1" officeooo:rsid="003a1add"/>
    </style:style>
    <style:style style:name="T9" style:family="text">
      <style:text-properties fo:color="#0047ff" style:font-name="Bitstream Charter1" officeooo:rsid="0044e972"/>
    </style:style>
    <style:style style:name="T10" style:family="text">
      <style:text-properties fo:color="#0047ff" officeooo:rsid="00387782"/>
    </style:style>
    <style:style style:name="T11" style:family="text">
      <style:text-properties fo:color="#000000" style:font-name="Bitstream Charter1"/>
    </style:style>
    <style:style style:name="T12" style:family="text">
      <style:text-properties fo:color="#000000" style:font-name="Bitstream Charter1" officeooo:rsid="0030b9fe"/>
    </style:style>
    <style:style style:name="T13" style:family="text">
      <style:text-properties fo:color="#000000" style:font-name="Bitstream Charter1" officeooo:rsid="004a8962"/>
    </style:style>
    <style:style style:name="T14" style:family="text">
      <style:text-properties fo:color="#000000" style:font-name="Bitstream Charter1" officeooo:rsid="0039e6c0"/>
    </style:style>
    <style:style style:name="T15" style:family="text">
      <style:text-properties fo:color="#000000" style:font-name="Bitstream Charter1" officeooo:rsid="003a1add"/>
    </style:style>
    <style:style style:name="T16" style:family="text">
      <style:text-properties officeooo:rsid="0030b9fe"/>
    </style:style>
    <style:style style:name="T17" style:family="text">
      <style:text-properties officeooo:rsid="002a62ef"/>
    </style:style>
    <style:style style:name="T18" style:family="text">
      <style:text-properties officeooo:rsid="002c3a84"/>
    </style:style>
    <style:style style:name="T19" style:family="text">
      <style:text-properties officeooo:rsid="002ef687"/>
    </style:style>
    <style:style style:name="T20" style:family="text">
      <style:text-properties fo:font-style="italic" style:font-style-asian="italic" style:font-style-complex="italic"/>
    </style:style>
    <style:style style:name="T21" style:family="text">
      <style:text-properties officeooo:rsid="003000b6"/>
    </style:style>
    <style:style style:name="T22" style:family="text">
      <style:text-properties officeooo:rsid="00328d52"/>
    </style:style>
    <style:style style:name="T23" style:family="text">
      <style:text-properties officeooo:rsid="0033c304"/>
    </style:style>
    <style:style style:name="T24" style:family="text">
      <style:text-properties officeooo:rsid="0034a756"/>
    </style:style>
    <style:style style:name="T25" style:family="text">
      <style:text-properties officeooo:rsid="003c4295"/>
    </style:style>
    <style:style style:name="T26" style:family="text">
      <style:text-properties officeooo:rsid="003f1af0"/>
    </style:style>
    <style:style style:name="T27" style:family="text">
      <style:text-properties style:font-name="Liberation Serif1" officeooo:rsid="003f1af0"/>
    </style:style>
    <style:style style:name="T28" style:family="text">
      <style:text-properties officeooo:rsid="003f3949"/>
    </style:style>
    <style:style style:name="T29" style:family="text">
      <style:text-properties officeooo:rsid="00413537"/>
    </style:style>
    <style:style style:name="T30" style:family="text">
      <style:text-properties officeooo:rsid="00434f6e"/>
    </style:style>
    <style:style style:name="T31" style:family="text">
      <style:text-properties officeooo:rsid="0044e972"/>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P4"/>
      <text:p text:style-name="P4">CKT-<text:span text:style-name="T17">TIMELOCK</text:span> v<text:span text:style-name="T2">1</text:span> User Manual</text:p>
      <text:p text:style-name="P3">The Iowa Scaled Engineering CKT-TIMELOCK provides an easy way to add <text:span text:style-name="T18">prototypical </text:span>time-locked switches <text:span text:style-name="T18">or dual-control power switches </text:span>to your model railroad.</text:p>
      <text:h text:style-name="P27" text:outline-level="1">The Prototype</text:h>
      <text:h text:style-name="P32" text:outline-level="3">Time Locks</text:h>
      <text:p text:style-name="Text_20_body">Prototype railroads use time locks on uncontrolled switches in signaled territory – often into industrial sidings - to prevent a crew from opening a switch in front of an oncoming train that <text:span text:style-name="T28">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8">t is</text:span> easy to add additional realism for your switch crews on your layout.</text:p>
      <text:h text:style-name="P33"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8">i</text:span>s moving correctly), the dispatcher can authorize the crew to take the switch “out of power” and hand operate it.</text:p>
      <text:p text:style-name="Text_20_body">When a switch machine is being hand-operated, <text:span text:style-name="T19">this will show the switch in the dispatch system as being out of correspondence and not permit any route to be lined through the control point. <text:s/>There is, however, no timeout. <text:s/>Once the crew receives authorization, the switch can immediately be taken out of power and hand operated.</text:span></text:p>
      <text:p text:style-name="Text_20_body">(<text:span text:style-name="T20">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28" text:outline-level="1"><text:soft-page-break/>Features</text:h>
      <text:list xml:id="list7655083915860937776" text:style-name="L1">
        <text:list-item>
          <text:p text:style-name="P15"><text:span text:style-name="T28">S</text:span>imulate<text:span text:style-name="T28">s</text:span> time lock switches and dual-control power switches</text:p>
        </text:list-item>
        <text:list-item>
          <text:p text:style-name="P15">Adjustable time delay, from 5 - 240 seconds</text:p>
        </text:list-item>
        <text:list-item>
          <text:p text:style-name="P15">Built-in 2k<text:span text:style-name="T27">Ω</text:span> shunt resistor and relay for <text:span text:style-name="T26">triggering </text:span>current-based block occupancy detectors</text:p>
        </text:list-item>
        <text:list-item>
          <text:p text:style-name="P15"><text:span text:style-name="T26">D</text:span>irectly drive<text:span text:style-name="T26">s</text:span> MRServo switch machines or popular stall-motor type machines </text:p>
        </text:list-item>
        <text:list-item>
          <text:p text:style-name="P15">Requires only a single input for turnout direction</text:p>
        </text:list-item>
      </text:list>
      <text:h text:style-name="P29" text:outline-level="1">Installation</text:h>
      <text:h text:style-name="P34" text:outline-level="3">Power</text:h>
      <text:p text:style-name="Text_20_body">The <text:span text:style-name="T1">CKT-TIMELOCK</text:span> requires 8-<text:span text:style-name="T17">16</text:span>VDC power. </text:p>
      <text:p text:style-name="Text_20_body"/>
      <text:p text:style-name="Text_20_body"/>
      <text:p text:style-name="Text_20_body"/>
      <text:p text:style-name="Text_20_body"/>
      <text:p text:style-name="Text_20_body"/>
      <text:p text:style-name="P20">[Connection diagram goes here]</text:p>
      <text:p text:style-name="Text_20_body"/>
      <text:p text:style-name="Text_20_body"/>
      <text:p text:style-name="Text_20_body"/>
      <text:p text:style-name="Text_20_body"/>
      <text:p text:style-name="Text_20_body"/>
      <text:h text:style-name="Heading_20_3" text:outline-level="3">Inputs – <text:span text:style-name="T21">Time Lock Configuration</text:span></text:h>
      <text:p text:style-name="P9">In Time Lock mode, the device needs at minimum two inputs – the turnout direction input and the lock switch input. <text:s/>Optionally, a third input can be provided to tell it which position is “normal”, ie. locked to the main.</text:p>
      <text:p text:style-name="P9">The turnout position input <text:span text:style-name="T23">(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9">The lock input <text:span text:style-name="T23">(LCK) </text:span>should be connected through the keylock switch to ground. <text:s/>Do not expose the lock input to more than 5VDC or the CKT-TIMELOCK will be damaged.</text:p>
      <text:p text:style-name="P19"><text:span text:style-name="T22">By default, the “normal” position for the track switch is assumed to be whatever state it is in when the turnout position input is high. <text:s/></text:span>Optionally, the <text:span text:style-name="T23">manual direction </text:span>input <text:span text:style-name="T22">(</text:span>MDR - <text:span text:style-name="T22">normally not used in Time Lock mode) </text:span>can be <text:span text:style-name="T22">grounded to reverse this making the “normal” position of the switch its position when the input is grounded.</text:span></text:p>
      <text:p text:style-name="Caption"/>
      <text:p text:style-name="P26"><text:span text:style-name="T29">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23">Ctrl Input</text:p>
          </table:table-cell>
          <table:table-cell table:style-name="Table3.A1" office:value-type="string">
            <text:p text:style-name="P23">Lock Input</text:p>
          </table:table-cell>
          <table:table-cell table:style-name="Table3.A1" office:value-type="string">
            <text:p text:style-name="P23">Timer State</text:p>
          </table:table-cell>
          <table:table-cell table:style-name="Table3.A1" office:value-type="string">
            <text:p text:style-name="P23">Timer LED</text:p>
          </table:table-cell>
          <table:table-cell table:style-name="Table3.A1" office:value-type="string">
            <text:p text:style-name="P23">Switch Ctrl</text:p>
          </table:table-cell>
          <table:table-cell table:style-name="Table3.F1" office:value-type="string">
            <text:p text:style-name="P23">Track Shunt</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
      <text:p text:style-name="Standard"/>
      <text:p text:style-name="Caption"><text:span text:style-name="T31">Table 2. </text:span>State Table for <text:span text:style-name="T23">Reversed</text:span> Operation (MDR <text:span text:style-name="T23">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24">Ctrl Input</text:p>
          </table:table-cell>
          <table:table-cell table:style-name="Table4.A1" office:value-type="string">
            <text:p text:style-name="P24">Lock Input</text:p>
          </table:table-cell>
          <table:table-cell table:style-name="Table4.A1" office:value-type="string">
            <text:p text:style-name="P24">Timer State</text:p>
          </table:table-cell>
          <table:table-cell table:style-name="Table4.A1" office:value-type="string">
            <text:p text:style-name="P24">Timer LED</text:p>
          </table:table-cell>
          <table:table-cell table:style-name="Table4.A1" office:value-type="string">
            <text:p text:style-name="P24">Switch Ctrl</text:p>
          </table:table-cell>
          <table:table-cell table:style-name="Table4.F1" office:value-type="string">
            <text:p text:style-name="P24">Track Shunt</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High</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n</text:p>
          </table:table-cell>
          <table:table-cell table:style-name="Table4.A2" office:value-type="string">
            <text:p text:style-name="P6">High</text:p>
          </table:table-cell>
          <table:table-cell table:style-name="Table4.F2" office:value-type="string">
            <text:p text:style-name="P7">On</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ff</text:p>
          </table:table-cell>
          <table:table-cell table:style-name="Table4.A2" office:value-type="string">
            <text:p text:style-name="P6">Low</text:p>
          </table:table-cell>
          <table:table-cell table:style-name="Table4.F2" office:value-type="string">
            <text:p text:style-name="P7">Off</text:p>
          </table:table-cell>
        </table:table-row>
      </table:table>
      <text:p text:style-name="Standard"/>
      <text:h text:style-name="P37" text:outline-level="3">Inputs – Dual Control Configuration</text:h>
      <text:p text:style-name="P22">In <text:span text:style-name="T24">Dual Control</text:span> mode, the device needs <text:span text:style-name="T24">three </text:span>inputs – the <text:span text:style-name="T24">power switch</text:span> direction input, the lock switch input, <text:span text:style-name="T24">and the manual direction</text:span> <text:span text:style-name="T24">input.</text:span></text:p>
      <text:p text:style-name="P22">The <text:span text:style-name="T24">power switch</text:span> position input <text:span text:style-name="T23">(CTL IN) </text:span>should be connected to ground for one turnout position and either left floating or connected to a positive voltage (min 3.5V, max 16VDC) for the opposite turnout position. <text:s/><text:span text:style-name="T24">Most of the time, this will come from the signal logic driving your control point.</text:span></text:p>
      <text:p text:style-name="P18">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9">may</text:span> result.</text:p>
      <text:h text:style-name="P21" text:outline-level="3">The lock input <text:span text:style-name="T23">(LCK) </text:span>should be connected through the keylock switch to ground. <text:s/>Do not expose the lock input to more than 5VDC <text:span text:style-name="T24">or damage may result.</text:span></text:h>
      <text:h text:style-name="P39" text:outline-level="3">Outputs</text:h>
      <text:p text:style-name="P11">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11">For stall type machines, a bipolar 100mA drive between V+ and GND is available from the two position terminal block on the side of the board. <text:s/>Just connect the <text:span text:style-name="T29">stall </text:span>motor to these terminals and the CKT-TIMELOCK will run the switch machine.</text:p>
      <text:p text:style-name="P11">For <text:span text:style-name="T29">T</text:span>ime <text:span text:style-name="T29">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16">For both modes, when the system is unlocked/manual operation, relay K1 will shunt the two “TRK SHNT” terminals together through a 2k<text:span text:style-name="T27">Ω</text:span>, ¼-watt resistor. <text:s/>This should be <text:span text:style-name="T29">sufficient</text:span> for shunting the rails in Time Lock mode for systems using current-based block detectors, and will work on both DC and DCC systems.</text:p>
      <text:p text:style-name="P11">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36" text:outline-level="3"/>
      <text:h text:style-name="P40" text:outline-level="3">Configuration</text:h>
      <text:p text:style-name="P13">The device is configured using the five onboard DIP switches. </text:p>
      <text:p text:style-name="P13">Switch <text:span text:style-name="T31">SW</text:span>1 controls what the CKT-TIMELOCK is emulating. <text:s/>If the switch is set to “On”, the device will behave in Dual Control mode. <text:s/>If the switch is set to “Off”, the device will behave as a <text:span text:style-name="T29">T</text:span>ime <text:span text:style-name="T29">L</text:span>ock controller. <text:s/>For Time Lock mode, the other four DIP switches <text:span text:style-name="T31">(SW2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25">Timeout (seconds)</text:p>
          </table:table-cell>
          <table:table-cell table:style-name="Table1.A1" office:value-type="string">
            <text:p text:style-name="P25">SW2</text:p>
          </table:table-cell>
          <table:table-cell table:style-name="Table1.A1" office:value-type="string">
            <text:p text:style-name="P25">SW3</text:p>
          </table:table-cell>
          <table:table-cell table:style-name="Table1.A1" office:value-type="string">
            <text:p text:style-name="P25">SW4</text:p>
          </table:table-cell>
          <table:table-cell table:style-name="Table1.E1" office:value-type="string">
            <text:p text:style-name="P25">SW5</text:p>
          </table:table-cell>
        </table:table-row>
        <table:table-row>
          <table:table-cell table:style-name="Table1.A2" office:value-type="string">
            <text:p text:style-name="P8">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2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3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3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4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4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5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5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6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9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2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8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4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
      <text:p text:style-name="P13"/>
      <text:p text:style-name="P14">For Dual Control mode, SW2-SW4 do nothing.</text:p>
      <text:h text:style-name="Heading_20_3" text:outline-level="3">Diagnostic Lights</text:h>
      <text:p text:style-name="P14">Some stuff about LEDs goes here...</text:p>
      <text:p text:style-name="P12"/>
      <text:h text:style-name="P30" text:outline-level="1"/>
      <text:h text:style-name="P31" text:outline-level="1">Open Design</text:h>
      <text:p text:style-name="Text_20_body">Iowa Scaled Engineering is committed to creating open designs that users are free to build, modify, adapt, improve, and share with others. <text:s/></text:p>
      <text:h text:style-name="P38" text:outline-level="3"><text:span text:style-name="T11">Hardware</text:span></text:h>
      <text:p text:style-name="Text_20_body"><text:span text:style-name="T11">The design of the </text:span><text:span text:style-name="T12">CKT-</text:span><text:span text:style-name="T15">TIMELOCK</text:span><text:span text:style-name="T11"> hardware is open source hardware, and is made available under the term</text:span><text:span text:style-name="T13">s</text:span><text:span text:style-name="T11"> of the Creative Commons Attribution-Share Alike v3.0 license, a copy of </text:span><text:span text:style-name="T14">which </text:span><text:span text:style-name="T11">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text:span text:style-name="T9">http://www.iascaled.com/store/CKT-TIMELOCK</text:span></text:a></text:p>
      <text:h text:style-name="P35" text:outline-level="3">Firmware</text:h>
      <text:p text:style-name="Text_20_body">The official Iowa Scaled Engineering firmware for the <text:span text:style-name="T16">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text:span text:style-name="T10">http://www.gnu.org/licenses/gpl.html</text:span></text:a></text:p>
      <text:p text:style-name="Text_20_body">New firmware can be flashed into the <text:span text:style-name="T16">CKT-TIMELOCK</text:span> through J<text:span text:style-name="T25">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text:span text:style-name="T9">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4-08-05T20:06:20.394518399</dc:date>
    <meta:editing-duration>PT3H53M49S</meta:editing-duration>
    <meta:editing-cycles>35</meta:editing-cycles>
    <meta:generator>LibreOffice/4.2.4.2$Linux_X86_64 LibreOffice_project/420m0$Build-2</meta:generator>
    <meta:document-statistic meta:table-count="3" meta:image-count="1" meta:object-count="0" meta:page-count="6" meta:paragraph-count="251" meta:word-count="1688" meta:character-count="9733" meta:non-whitespace-character-count="8249"/>
  </office:meta>
</office:document-meta>
</file>